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chia" svg:font-family="Archia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Archia" fo:font-size="10.5pt" style:font-size-asian="10.5pt" style:font-size-complex="10.5pt"/>
    </style:style>
    <style:style style:name="P2" style:family="paragraph" style:parent-style-name="Standard">
      <style:text-properties style:font-name="Arial1"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style:font-name="Arial1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HOJA DE RUTA – FASE 0 (REVISADA)</text:p>
      <text:p text:style-name="P3">Configuración y Carga del Motor de Inferencia SAM-3</text:p>
      <text:p text:style-name="P3">Estado: COMPLETADA</text:p>
      <text:p text:style-name="P3"/>
      <text:p text:style-name="P3">OBJETIVO DE LA FASE 0</text:p>
      <text:p text:style-name="P3">Responder a una única pregunta crítica:</text:p>
      <text:p text:style-name="P3">¿Este ordenador puede cargar SAM-3 y ejecutar una inferencia real, aunque sea lenta?</text:p>
      <text:p text:style-name="P3"/>
      <text:p text:style-name="P3">────────────────────────────────</text:p>
      <text:p text:style-name="P2">RESUMEN DE INCIDENCIAS Y AJUSTES CLAVE (APRENDIZAJES)</text:p>
      <text:p text:style-name="P3">Durante la ejecución real de la Fase 0 se identificaron los siguientes puntos críticos:</text:p>
      <text:p text:style-name="P3"/>
      <text:p text:style-name="P3">• SAM-3 no es un modelo “stateless”: requiere sesiones de inferencia.</text:p>
      <text:p text:style-name="P3">• Los pesos NO son “checkpoints múltiples”, sino un único artefacto pesado (~6.9 GB).</text:p>
      <text:p text:style-name="P3">• El acceso a los pesos está protegido (gated) en Hugging Face.</text:p>
      <text:p text:style-name="P3">• En Windows + GPU legacy, la compatibilidad depende más del software que del hardware.</text:p>
      <text:p text:style-name="P3">• Transformers estable no reconoce SAM-3: fue necesario instalar Transformers desde main.</text:p>
      <text:p text:style-name="P3">• El warm-up requiere prompts explícitos (texto, caja o punto).</text:p>
      <text:p text:style-name="P3">• GitHub no es válido para versionar pesos de este tamaño.</text:p>
      <text:p text:style-name="P3"/>
      <text:p text:style-name="P3">────────────────────────────────</text:p>
      <text:p text:style-name="P2">PASO 1 – INSTALACIÓN DE ANACONDA</text:p>
      <text:p text:style-name="P3">(Sin cambios respecto a la versión original)</text:p>
      <text:p text:style-name="P3"/>
      <text:p text:style-name="P3">────────────────────────────────</text:p>
      <text:p text:style-name="P2">PASO 2 – CREACIÓN DEL ENTORNO AISLADO</text:p>
      <text:p text:style-name="P3">Python fijado en 3.11 (compatible con SAM-3 y PyTorch actual).</text:p>
      <text:p text:style-name="P3">Entorno: sam3_env</text:p>
      <text:p text:style-name="P3"/>
      <text:p text:style-name="P3">────────────────────────────────</text:p>
      <text:p text:style-name="P2">PASO 3 – PREPARACIÓN DEL REPOSITORIO</text:p>
      <text:p text:style-name="P3">Cambios relevantes:</text:p>
      <text:p text:style-name="P3">• Se añadió .gitignore para excluir:</text:p>
      <text:p text:style-name="P3"><text:s text:c="2"/>- checkpoints/</text:p>
      <text:p text:style-name="P3"><text:s text:c="2"/>- *.pt, *.pth, *.safetensors</text:p>
      <text:p text:style-name="P3"><text:s text:c="2"/>- caché de Hugging Face</text:p>
      <text:p text:style-name="P3">• Se decidió explícitamente NO versionar pesos.</text:p>
      <text:p text:style-name="P3"/>
      <text:p text:style-name="P3">────────────────────────────────</text:p>
      <text:p text:style-name="P2">PASO 4 – CLONADO DE SAM-3</text:p>
      <text:p text:style-name="P3">SAM-3 clonado en vendor/sam3 e instalado en modo editable.</text:p>
      <text:p text:style-name="P3"/>
      <text:p text:style-name="P3">────────────────────────────────</text:p>
      <text:p text:style-name="P3"><text:span text:style-name="T1">PASO 5 – INSTALACIÓN DE PYTORCH</text:span></text:p>
      <text:p text:style-name="P3">PyTorch instalado con soporte CUDA cu118.</text:p>
      <text:p text:style-name="P3">Se confirmó detección de GPU GTX 1050 Ti (4 GB VRAM).</text:p>
      <text:p text:style-name="P3">Fallback a CPU considerado válido.</text:p>
      <text:p text:style-name="P3"/>
      <text:p text:style-name="P3">────────────────────────────────</text:p>
      <text:p text:style-name="P2">PASO 6 – DEPENDENCIAS AUXILIARES (AMPLIADO)</text:p>
      <text:p text:style-name="P3">Además de las previstas inicialmente, fue necesario instalar:</text:p>
      <text:p text:style-name="P3"/>
      <text:p text:style-name="P3">• einops</text:p>
      <text:p text:style-name="P3">• triton</text:p>
      <text:p text:style-name="P3">• decord</text:p>
      <text:p text:style-name="P3">• psutil</text:p>
      <text:p text:style-name="P3">• huggingface_hub</text:p>
      <text:p text:style-name="P3"/>
      <text:p text:style-name="P3">Estas dependencias no estaban claramente documentadas como obligatorias en el README.</text:p>
      <text:p text:style-name="P3"/>
      <text:p text:style-name="P3"/>
      <text:p text:style-name="P3"><text:soft-page-break/>────────────────────────────────</text:p>
      <text:p text:style-name="P2">PASO 7 – INSTALACIÓN DE SAM-3</text:p>
      <text:p text:style-name="P3">Instalación editable correcta.</text:p>
      <text:p text:style-name="P3">Import sam3 funcional.</text:p>
      <text:p text:style-name="P3"/>
      <text:p text:style-name="P3">────────────────────────────────</text:p>
      <text:p text:style-name="P2">PASO 8 – DESCARGA DE PESOS (REVISADO)</text:p>
      <text:p text:style-name="P3">No existen “checkpoints múltiples”. </text:p>
      <text:p text:style-name="P3">Existe un único conjunto de pesos (~6.9 GB):</text:p>
      <text:p text:style-name="P3"/>
      <text:p text:style-name="P3">Fuente:</text:p>
      <text:p text:style-name="P3">• Hugging Face: facebook/sam3 (gated)</text:p>
      <text:p text:style-name="P3"/>
      <text:p text:style-name="P3">Proceso real:</text:p>
      <text:p text:style-name="P3">• Solicitar acceso al modelo (una sola vez por cuenta).</text:p>
      <text:p text:style-name="P3">• Crear token HF (read).</text:p>
      <text:p text:style-name="P3">• Descargar mediante script automatizado:</text:p>
      <text:p text:style-name="P3"><text:s text:c="2"/>scripts/download_sam3_weights.py</text:p>
      <text:p text:style-name="P3"/>
      <text:p text:style-name="P3">Notas:</text:p>
      <text:p text:style-name="P3">• Hugging Face CLI no siempre está disponible en PATH.</text:p>
      <text:p text:style-name="P3">• El script maneja token por variable de entorno (HF_TOKEN).</text:p>
      <text:p text:style-name="P3"/>
      <text:p text:style-name="P3">────────────────────────────────</text:p>
      <text:p text:style-name="P2">PASO 9 – SCRIPT DE CARGA Y WARM-UP (REDEFINIDO)</text:p>
      <text:p text:style-name="P3">Se implementó warm-up realista alineado con la API oficial:</text:p>
      <text:p text:style-name="P3"/>
      <text:p text:style-name="P3">• Carga Sam3VideoModel.</text:p>
      <text:p text:style-name="P3">• Inicializa inference_session.</text:p>
      <text:p text:style-name="P3">• Añade prompt mínimo obligatorio:</text:p>
      <text:p text:style-name="P3"><text:s text:c="4"/>processor.add_text_prompt(text="object")</text:p>
      <text:p text:style-name="P3">• Ejecuta inferencia sobre frame dummy.</text:p>
      <text:p text:style-name="P3">• Maneja OOM GPU y fallback a CPU.</text:p>
      <text:p text:style-name="P3">• Registra estado del sistema en JSON.</text:p>
      <text:p text:style-name="P3"/>
      <text:p text:style-name="P3">Archivo:</text:p>
      <text:p text:style-name="P3">• scripts/warmup_sam3.py</text:p>
      <text:p text:style-name="P3"/>
      <text:p text:style-name="P3">Resultado:</text:p>
      <text:p text:style-name="P3">• Warm-up completado con éxito.</text:p>
      <text:p text:style-name="P3">• Sistema validado.</text:p>
      <text:p text:style-name="P3"/>
      <text:p text:style-name="P3">────────────────────────────────</text:p>
      <text:p text:style-name="P2">CRITERIO FINAL DE ÉXITO – CONFIRMADO</text:p>
      <text:p text:style-name="P3"/>
      <text:p text:style-name="P3">✓ El entorno puede recrearse desde cero.</text:p>
      <text:p text:style-name="P3">✓ SAM-3 carga correctamente.</text:p>
      <text:p text:style-name="P3">✓ Se ejecuta inferencia real.</text:p>
      <text:p text:style-name="P3">✓ Las limitaciones de hardware están documentadas.</text:p>
      <text:p text:style-name="P3">✓ El proyecto es viable.</text:p>
      <text:p text:style-name="P3"/>
      <text:p text:style-name="P3">FASE 0: COMPLETADA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chia" svg:font-family="Archia" style:font-family-generic="modern" style:font-pitch="variable"/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swiss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MS Gothic" style:font-family-asian="'MS Gothi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Symbol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Symbol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Symbol" style:font-family-complex="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Symbol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Symbol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Symbol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Symbol" style:font-family-complex="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style:font-name-complex="Symbol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Symbol" style:font-family-complex="Symbol" style:font-family-generic-complex="system" style:font-pitch-complex="variable"/>
    </style:style>
    <style:style style:name="ListLabel_20_79" style:display-name="ListLabel 79" style:family="text">
      <style:text-properties style:font-name-complex="Symbol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Symbol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Symbol" style:font-family-complex="Symbol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" style:font-family-complex="Symbol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Symbol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Symbol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" style:font-family-complex="Symbol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>
      <style:text-properties style:font-name-complex="Symbol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" style:font-family-complex="Symbol" style:font-family-generic-complex="system" style:font-pitch-complex="variable"/>
    </style:style>
    <style:style style:name="ListLabel_20_115" style:display-name="ListLabel 115" style:family="text">
      <style:text-properties style:font-name-complex="Symbol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Symbol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Symbol" style:font-family-complex="Symbol" style:font-family-generic-complex="system" style:font-pitch-complex="variable"/>
    </style:style>
    <style:style style:name="ListLabel_20_136" style:display-name="ListLabel 136" style:family="text">
      <style:text-properties style:font-name-complex="Symbol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" style:font-family-complex="Symbol" style:font-family-generic-complex="system" style:font-pitch-complex="variable"/>
    </style:style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Symbol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Symbol" style:font-family-complex="Symbol" style:font-family-generic-complex="system" style:font-pitch-complex="variable"/>
    </style:style>
    <style:style style:name="ListLabel_20_156" style:display-name="ListLabel 156" style:family="text">
      <style:text-properties style:font-name-complex="Symbol" style:font-family-complex="Symbol" style:font-family-generic-complex="system" style:font-pitch-complex="variable"/>
    </style:style>
    <style:style style:name="ListLabel_20_157" style:display-name="ListLabel 157" style:family="text">
      <style:text-properties style:font-name-complex="Symbol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" style:font-family-complex="Symbol" style:font-family-generic-complex="system" style:font-pitch-complex="variable"/>
    </style:style>
    <style:style style:name="ListLabel_20_163" style:display-name="ListLabel 163" style:family="text"/>
    <style:style style:name="ListLabel_20_164" style:display-name="ListLabel 164" style:family="text">
      <style:text-properties style:font-name-complex="Symbol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Symbol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Symbol" style:font-family-complex="Symbol" style:font-family-generic-complex="system" style:font-pitch-complex="variable"/>
    </style:style>
    <style:style style:name="ListLabel_20_171" style:display-name="ListLabel 171" style:family="text">
      <style:text-properties style:font-name-complex="Symbol" style:font-family-complex="Symbol" style:font-family-generic-complex="system" style:font-pitch-complex="variable"/>
    </style:style>
    <style:style style:name="ListLabel_20_172" style:display-name="ListLabel 172" style:family="text">
      <style:text-properties style:font-name-complex="Symbol" style:font-family-complex="Symbol" style:font-family-generic-complex="system" style:font-pitch-complex="variable"/>
    </style:style>
    <style:style style:name="ListLabel_20_173" style:display-name="ListLabel 173" style:family="text">
      <style:text-properties style:font-name-complex="Symbol" style:font-family-complex="Symbol" style:font-family-generic-complex="system" style:font-pitch-complex="variable"/>
    </style:style>
    <style:style style:name="ListLabel_20_174" style:display-name="ListLabel 174" style:family="text">
      <style:text-properties style:font-name-complex="Symbol" style:font-family-complex="Symbol" style:font-family-generic-complex="system" style:font-pitch-complex="variable"/>
    </style:style>
    <style:style style:name="ListLabel_20_175" style:display-name="ListLabel 175" style:family="text">
      <style:text-properties style:font-name-complex="Symbol" style:font-family-complex="Symbol" style:font-family-generic-complex="system" style:font-pitch-complex="variable"/>
    </style:style>
    <style:style style:name="ListLabel_20_176" style:display-name="ListLabel 176" style:family="text">
      <style:text-properties style:font-name-complex="Symbol" style:font-family-complex="Symbol" style:font-family-generic-complex="system" style:font-pitch-complex="variable"/>
    </style:style>
    <style:style style:name="ListLabel_20_177" style:display-name="ListLabel 177" style:family="text">
      <style:text-properties style:font-name-complex="Symbol" style:font-family-complex="Symbol" style:font-family-generic-complex="system" style:font-pitch-complex="variable"/>
    </style:style>
    <style:style style:name="ListLabel_20_178" style:display-name="ListLabel 178" style:family="text">
      <style:text-properties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Symbol" style:font-family-complex="Symbol" style:font-family-generic-complex="system" style:font-pitch-complex="variable"/>
    </style:style>
    <style:style style:name="ListLabel_20_180" style:display-name="ListLabel 180" style:family="text">
      <style:text-properties style:font-name-complex="Symbol" style:font-family-complex="Symbol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Symbol" style:font-family-complex="Symbol" style:font-family-generic-complex="system" style:font-pitch-complex="variable"/>
    </style:style>
    <style:style style:name="ListLabel_20_183" style:display-name="ListLabel 183" style:family="text">
      <style:text-properties style:font-name-complex="Symbol" style:font-family-complex="Symbol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Symbol" style:font-family-complex="Symbol" style:font-family-generic-complex="system" style:font-pitch-complex="variable"/>
    </style:style>
    <style:style style:name="ListLabel_20_186" style:display-name="ListLabel 186" style:family="text">
      <style:text-properties style:font-name-complex="Symbol" style:font-family-complex="Symbol" style:font-family-generic-complex="system" style:font-pitch-complex="variable"/>
    </style:style>
    <style:style style:name="ListLabel_20_187" style:display-name="ListLabel 187" style:family="text">
      <style:text-properties style:font-name-complex="Symbol" style:font-family-complex="Symbol" style:font-family-generic-complex="system" style:font-pitch-complex="variable"/>
    </style:style>
    <style:style style:name="ListLabel_20_188" style:display-name="ListLabel 188" style:family="text">
      <style:text-properties style:font-name-complex="Symbol" style:font-family-complex="Symbol" style:font-family-generic-complex="system" style:font-pitch-complex="variable"/>
    </style:style>
    <style:style style:name="ListLabel_20_189" style:display-name="ListLabel 189" style:family="text">
      <style:text-properties style:font-name-complex="Symbol" style:font-family-complex="Symbol" style:font-family-generic-complex="system" style:font-pitch-complex="variable"/>
    </style:style>
    <style:style style:name="ListLabel_20_190" style:display-name="ListLabel 190" style:family="text">
      <style:text-properties style:font-name-complex="Symbol" style:font-family-complex="Symbol" style:font-family-generic-complex="system" style:font-pitch-complex="variable"/>
    </style:style>
    <style:style style:name="ListLabel_20_191" style:display-name="ListLabel 191" style:family="text">
      <style:text-properties style:font-name-complex="Symbol" style:font-family-complex="Symbol" style:font-family-generic-complex="system" style:font-pitch-complex="variable"/>
    </style:style>
    <style:style style:name="ListLabel_20_192" style:display-name="ListLabel 192" style:family="text">
      <style:text-properties style:font-name-complex="Symbol" style:font-family-complex="Symbol" style:font-family-generic-complex="system" style:font-pitch-complex="variable"/>
    </style:style>
    <style:style style:name="ListLabel_20_193" style:display-name="ListLabel 193" style:family="text">
      <style:text-properties style:font-name-complex="Symbol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Symbol" style:font-family-complex="Symbol" style:font-family-generic-complex="system" style:font-pitch-complex="variable"/>
    </style:style>
    <style:style style:name="ListLabel_20_203" style:display-name="ListLabel 203" style:family="text">
      <style:text-properties style:font-name-complex="Symbol" style:font-family-complex="Symbol" style:font-family-generic-complex="system" style:font-pitch-complex="variable"/>
    </style:style>
    <style:style style:name="ListLabel_20_204" style:display-name="ListLabel 204" style:family="text">
      <style:text-properties style:font-name-complex="Symbol" style:font-family-complex="Symbol" style:font-family-generic-complex="system" style:font-pitch-complex="variable"/>
    </style:style>
    <style:style style:name="ListLabel_20_205" style:display-name="ListLabel 205" style:family="text">
      <style:text-properties style:font-name-complex="Symbol" style:font-family-complex="Symbol" style:font-family-generic-complex="system" style:font-pitch-complex="variable"/>
    </style:style>
    <style:style style:name="ListLabel_20_206" style:display-name="ListLabel 206" style:family="text">
      <style:text-properties style:font-name-complex="Symbol" style:font-family-complex="Symbol" style:font-family-generic-complex="system" style:font-pitch-complex="variable"/>
    </style:style>
    <style:style style:name="ListLabel_20_207" style:display-name="ListLabel 20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1cm" fo:text-indent="-0.499cm" fo:margin-left="1.25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01cm" fo:text-indent="-0.499cm" fo:margin-left="2.5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752cm" fo:text-indent="-0.499cm" fo:margin-left="3.75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02cm" fo:text-indent="-0.499cm" fo:margin-left="5.0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253cm" fo:text-indent="-0.499cm" fo:margin-left="6.25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504cm" fo:text-indent="-0.499cm" fo:margin-left="7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754cm" fo:text-indent="-0.499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005cm" fo:text-indent="-0.499cm" fo:margin-left="10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255cm" fo:text-indent="-0.499cm" fo:margin-left="11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</meta:creation-date>
    <dc:language>es-ES</dc:language>
    <dc:date>2025-12-26T23:10:34.768000000</dc:date>
    <meta:editing-cycles>4</meta:editing-cycles>
    <meta:editing-duration>PT6M35S</meta:editing-duration>
    <meta:generator>LibreOffice/7.6.3.2$Windows_X86_64 LibreOffice_project/29d686fea9f6705b262d369fede658f824154cc0</meta:generator>
    <meta:document-statistic meta:table-count="0" meta:image-count="0" meta:object-count="0" meta:page-count="2" meta:paragraph-count="89" meta:word-count="470" meta:character-count="3328" meta:non-whitespace-character-count="2923"/>
    <meta:user-defined meta:name="AppVersion">15.0000</meta:user-defined>
    <meta:user-defined meta:name="Info 1"/>
    <meta:user-defined meta:name="Info 2"/>
    <meta:user-defined meta:name="Info 3"/>
    <meta:user-defined meta:name="Info 4" meta:value-type="string"/>
  </office:meta>
</office:document-meta>
</file>